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nfiguration" style:family="table">
      <style:table-properties style:width="16.999cm" table:align="margins" style:shadow="none"/>
    </style:style>
    <style:style style:name="Configuration.A" style:family="table-column">
      <style:table-column-properties style:column-width="4.606cm" style:rel-column-width="2611*"/>
    </style:style>
    <style:style style:name="Configuration.B" style:family="table-column">
      <style:table-column-properties style:column-width="12.391cm" style:rel-column-width="7025*"/>
    </style:style>
    <style:style style:name="Configuration.A1" style:family="table-cell">
      <style:table-cell-properties fo:background-color="#6666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Configuration.B1" style:family="table-cell">
      <style:table-cell-properties fo:background-color="#666699" fo:padding="0.097cm" fo:border="0.002cm solid #000000">
        <style:background-image/>
      </style:table-cell-properties>
    </style:style>
    <style:style style:name="Configuration.A2" style:family="table-cell">
      <style:table-cell-properties fo:background-color="#666699" fo:padding="0.097cm" fo:border-left="0.002cm solid #000000" fo:border-right="none" fo:border-top="none" fo:border-bottom="0.002cm solid #000000">
        <style:background-image/>
      </style:table-cell-properties>
    </style:style>
    <style:style style:name="Configuration.B2" style:family="table-cell">
      <style:table-cell-properties fo:padding="0.097cm" fo:border-left="0.002cm solid #000000" fo:border-right="0.002cm solid #000000" fo:border-top="none" fo:border-bottom="0.002cm solid #000000"/>
    </style:style>
    <style:style style:name="Configuration.B3" style:family="table-cell">
      <style:table-cell-properties fo:background-color="#6666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fo:color="#ffffff" style:font-name="Arial" fo:font-weight="bold" style:font-weight-asian="bold" style:font-weight-complex="bold"/>
    </style:style>
    <style:style style:name="P2" style:family="paragraph" style:parent-style-name="Table_20_Contents">
      <style:text-properties style:font-name="Arial"/>
    </style:style>
    <style:style style:name="P3" style:family="paragraph" style:parent-style-name="Table_20_Contents">
      <style:paragraph-properties fo:text-align="end" style:justify-single-word="false"/>
      <style:text-properties fo:color="#ffffff" style:font-name="Arial"/>
    </style:style>
    <style:style style:name="P4" style:family="paragraph" style:parent-style-name="Table_20_Contents">
      <style:paragraph-properties fo:text-align="end" style:justify-single-word="false"/>
      <style:text-properties fo:color="#ffffff" style:font-name="Arial" fo:font-style="italic" style:font-style-asian="italic" style:font-style-complex="italic"/>
    </style:style>
    <style:style style:name="P5" style:family="paragraph" style:parent-style-name="Table_20_Contents">
      <style:paragraph-properties fo:text-align="start" style:justify-single-word="false"/>
      <style:text-properties fo:color="#ffffff" style:font-name="Arial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DAPExplorerTool 2</text:p>
      <text:p text:style-name="Subtitle">(a short)user's guide</text:p>
      <text:h text:style-name="Heading_20_1" text:outline-level="1">Configuration</text:h>
      <table:table table:name="Configuration" table:style-name="Configuration">
        <table:table-column table:style-name="Configuration.A"/>
        <table:table-column table:style-name="Configuration.B"/>
        <table:table-row>
          <table:table-cell table:style-name="Configuration.A1" office:value-type="string">
            <text:p text:style-name="P1">Configuration</text:p>
          </table:table-cell>
          <table:table-cell table:style-name="Configuration.B1" office:value-type="string">
            <text:p text:style-name="P2"/>
          </table:table-cell>
        </table:table-row>
        <table:table-row>
          <table:table-cell table:style-name="Configuration.A2" office:value-type="string">
            <text:p text:style-name="P3">Configuration name</text:p>
            <text:p text:style-name="P3">(mandatory)</text:p>
          </table:table-cell>
          <table:table-cell table:style-name="Configuration.B2" office:value-type="string">
            <text:p text:style-name="P2">Identifier for the configuration</text:p>
          </table:table-cell>
        </table:table-row>
        <table:table-row>
          <table:table-cell table:style-name="Configuration.A2" office:value-type="string">
            <text:p text:style-name="P1">Server</text:p>
          </table:table-cell>
          <table:table-cell table:style-name="Configuration.B3" office:value-type="string">
            <text:p text:style-name="P2"/>
          </table:table-cell>
        </table:table-row>
        <table:table-row>
          <table:table-cell table:style-name="Configuration.A2" office:value-type="string">
            <text:p text:style-name="P3">Server name or IP</text:p>
            <text:p text:style-name="P4">(mandatory)</text:p>
          </table:table-cell>
          <table:table-cell table:style-name="Configuration.B2" office:value-type="string">
            <text:p text:style-name="P2">Server IP adress or name (FQDN if SSL or TLS)</text:p>
          </table:table-cell>
        </table:table-row>
        <table:table-row>
          <table:table-cell table:style-name="Configuration.A2" office:value-type="string">
            <text:p text:style-name="P3">Server port</text:p>
          </table:table-cell>
          <table:table-cell table:style-name="Configuration.B2" office:value-type="string">
            <text:p text:style-name="P2">The port number of the server. If « use default port » is checked this value is ignored.</text:p>
          </table:table-cell>
        </table:table-row>
        <table:table-row>
          <table:table-cell table:style-name="Configuration.A2" office:value-type="string">
            <text:p text:style-name="P3">Server SSL port</text:p>
          </table:table-cell>
          <table:table-cell table:style-name="Configuration.B2" office:value-type="string">
            <text:p text:style-name="P2">The port number of the server for SSL connections. If « use default port » is checked this value is ignored.</text:p>
          </table:table-cell>
        </table:table-row>
        <table:table-row>
          <table:table-cell table:style-name="Configuration.A2" office:value-type="string">
            <text:p text:style-name="P3">Version</text:p>
          </table:table-cell>
          <table:table-cell table:style-name="Configuration.B2" office:value-type="string">
            <text:p text:style-name="P2">LDAP protocol version supported by the LDAP server.</text:p>
          </table:table-cell>
        </table:table-row>
        <table:table-row>
          <table:table-cell table:style-name="Configuration.A2" office:value-type="string">
            <text:p text:style-name="P5">Connection</text:p>
          </table:table-cell>
          <table:table-cell table:style-name="Configuration.B3" office:value-type="string">
            <text:p text:style-name="P2"/>
          </table:table-cell>
        </table:table-row>
        <table:table-row>
          <table:table-cell table:style-name="Configuration.A2" office:value-type="string">
            <text:p text:style-name="P3">User DN</text:p>
          </table:table-cell>
          <table:table-cell table:style-name="Configuration.B2" office:value-type="string">
            <text:p text:style-name="P2">DN of the user for connection (ex: <text:s/>cn=administrator,dc=mydomain). If « Anonymous login » is checked this value is ignored. </text:p>
          </table:table-cell>
        </table:table-row>
        <table:table-row>
          <table:table-cell table:style-name="Configuration.A2" office:value-type="string">
            <text:p text:style-name="P3">Password</text:p>
          </table:table-cell>
          <table:table-cell table:style-name="Configuration.B2" office:value-type="string">
            <text:p text:style-name="P2">Password for the user previously configured. If « Anonymous login » is checked this value is ignored. If « Store password » is unchecked this value is ignored. Be careful, the password is stored in clear text in the registry (Windows) or in the configuration file (Linux).</text:p>
          </table:table-cell>
        </table:table-row>
        <table:table-row>
          <table:table-cell table:style-name="Configuration.A2" office:value-type="string">
            <text:p text:style-name="P3">Use SSL port</text:p>
          </table:table-cell>
          <table:table-cell table:style-name="Configuration.B2" office:value-type="string">
            <text:p text:style-name="P2">Connect to server using SSL on the SSL port.</text:p>
          </table:table-cell>
        </table:table-row>
        <table:table-row>
          <table:table-cell table:style-name="Configuration.A2" office:value-type="string">
            <text:p text:style-name="P3">Use TLS</text:p>
          </table:table-cell>
          <table:table-cell table:style-name="Configuration.B2" office:value-type="string">
            <text:p text:style-name="P2">Connect to server using TLS on the standard port.</text:p>
          </table:table-cell>
        </table:table-row>
        <table:table-row>
          <table:table-cell table:style-name="Configuration.A2" office:value-type="string">
            <text:p text:style-name="P3">Base DN</text:p>
          </table:table-cell>
          <table:table-cell table:style-name="Configuration.B2" office:value-type="string">
            <text:p text:style-name="P2">The root DN to display on connection. The « Guess value » action tries to get the directory's base DN.</text:p>
          </table:table-cell>
        </table:table-row>
        <table:table-row>
          <table:table-cell table:style-name="Configuration.A2" office:value-type="string">
            <text:p text:style-name="P1">Option</text:p>
          </table:table-cell>
          <table:table-cell table:style-name="Configuration.B3" office:value-type="string">
            <text:p text:style-name="P2"/>
          </table:table-cell>
        </table:table-row>
        <table:table-row>
          <table:table-cell table:style-name="Configuration.A2" office:value-type="string">
            <text:p text:style-name="P3">Time limit</text:p>
          </table:table-cell>
          <table:table-cell table:style-name="Configuration.B2" office:value-type="string">
            <text:p text:style-name="P2">Timeout to set for searches.</text:p>
          </table:table-cell>
        </table:table-row>
        <table:table-row>
          <table:table-cell table:style-name="Configuration.A2" office:value-type="string">
            <text:p text:style-name="P3">Size limit</text:p>
          </table:table-cell>
          <table:table-cell table:style-name="Configuration.B2" office:value-type="string">
            <text:p text:style-name="P2">Maximum number of entries returned for a search.</text:p>
          </table:table-cell>
        </table:table-row>
        <table:table-row>
          <table:table-cell table:style-name="Configuration.A2" office:value-type="string">
            <text:p text:style-name="P3">Follow referals</text:p>
          </table:table-cell>
          <table:table-cell table:style-name="Configuration.B2" office:value-type="string">
            <text:p text:style-name="P2">...</text:p>
          </table:table-cell>
        </table:table-row>
        <table:table-row>
          <table:table-cell table:style-name="Configuration.A2" office:value-type="string">
            <text:p text:style-name="P3">Schema DN</text:p>
          </table:table-cell>
          <table:table-cell table:style-name="Configuration.B2" office:value-type="string">
            <text:p text:style-name="P2">Dn of the schema if not the standard one.</text:p>
          </table:table-cell>
        </table:table-row>
        <table:table-row>
          <table:table-cell table:style-name="Configuration.A2" office:value-type="string">
            <text:p text:style-name="P3">Guess binary values</text:p>
          </table:table-cell>
          <table:table-cell table:style-name="Configuration.B2" office:value-type="string">
            <text:p text:style-name="P2">...</text:p>
          </table:table-cell>
        </table:table-row>
        <table:table-row>
          <table:table-cell table:style-name="Configuration.A2" office:value-type="string">
            <text:p text:style-name="P1">SSL/TLS</text:p>
          </table:table-cell>
          <table:table-cell table:style-name="Configuration.B3" office:value-type="string">
            <text:p text:style-name="P2"/>
          </table:table-cell>
        </table:table-row>
        <table:table-row>
          <table:table-cell table:style-name="Configuration.A2" office:value-type="string">
            <text:p text:style-name="P3">CA certificate</text:p>
          </table:table-cell>
          <table:table-cell table:style-name="Configuration.B2" office:value-type="string">
            <text:p text:style-name="P2">Full path to the server public certificate. This field is mandatory if you plan to use SSL or TLS.</text:p>
          </table:table-cell>
        </table:table-row>
        <table:table-row>
          <table:table-cell table:style-name="Configuration.A2" office:value-type="string">
            <text:p text:style-name="P3">Client Certificate</text:p>
          </table:table-cell>
          <table:table-cell table:style-name="Configuration.B2" office:value-type="string">
            <text:p text:style-name="P2">Full path to the client certificate file.</text:p>
          </table:table-cell>
        </table:table-row>
        <table:table-row>
          <table:table-cell table:style-name="Configuration.A2" office:value-type="string">
            <text:p text:style-name="P3">Client Key</text:p>
          </table:table-cell>
          <table:table-cell table:style-name="Configuration.B2" office:value-type="string">
            <text:p text:style-name="P2">Full path to the client key.</text:p>
          </table:table-cell>
        </table:table-row>
      </table:table>
      <text:h text:style-name="Heading_20_1" text:outline-level="1">Usage</text:h>
      <text:p text:style-name="Text_20_body">All actions are available on the left or right panel through contextual menus.</text:p>
      <text:p text:style-name="Text_20_body">The left panel displays entries of the directories the right panel displays the selected entry attributes.</text:p>
      <text:p text:style-name="Text_20_body">The data displayed are never interpreted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0000ff" text:number-lines="false" text:line-number="0">
        <style:background-image/>
      </style:paragraph-properties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Subtitle" style:class="chapter" style:master-page-name="">
      <style:paragraph-properties fo:line-height="100%" fo:text-align="center" style:justify-single-word="false" fo:background-color="#666699" style:shadow="none">
        <style:tab-stops/>
        <style:background-image/>
      </style:paragraph-properties>
      <style:text-properties fo:text-transform="capitalize" fo:color="#ffffff" fo:font-size="18pt" fo:letter-spacing="0.176cm" fo:font-weight="bold" style:font-size-asian="18pt" style:font-weight-asian="bold" style:font-size-complex="18pt" style:font-weight-complex="bold" style:font-relief="embosse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11-15T19:29:35</meta:creation-date>
    <dc:date>2006-11-17T09:17:04</dc:date>
    <dc:language>fr-FR</dc:language>
    <meta:editing-cycles>22</meta:editing-cycles>
    <meta:editing-duration>PT2H46M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50" meta:word-count="300" meta:character-count="1765"/>
  </office:meta>
</office:document-meta>
</file>